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1f61" officeooo:paragraph-rsid="000a1f61"/>
    </style:style>
    <style:style style:name="P2" style:family="paragraph" style:parent-style-name="Standard">
      <style:text-properties officeooo:rsid="000a7143" officeooo:paragraph-rsid="000a7143"/>
    </style:style>
    <style:style style:name="P3" style:family="paragraph" style:parent-style-name="Standard">
      <style:text-properties officeooo:paragraph-rsid="000a7143"/>
    </style:style>
    <style:style style:name="T1" style:family="text">
      <style:text-properties officeooo:rsid="000a1f61"/>
    </style:style>
    <style:style style:name="T2" style:family="text">
      <style:text-properties officeooo:rsid="000a7143"/>
    </style:style>
    <style:style style:name="T3" style:family="text">
      <style:text-properties officeooo:rsid="000b8329"/>
    </style:style>
    <style:style style:name="T4" style:family="text">
      <style:text-properties officeooo:rsid="000da514"/>
    </style:style>
    <style:style style:name="T5" style:family="text">
      <style:text-properties fo:font-style="italic" style:font-style-asian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Dybdelæring: en nasjonal teknovitenskapelig satsning</text:p>
      <text:p text:style-name="P1"/>
      <text:p text:style-name="P1">1. Hvordan bidrar dybdelæring til skapelsen av et læringsteknologisk marked <text:span text:style-name="T4">i Norge</text:span>?</text:p>
      <text:p text:style-name="Standard"><text:span text:style-name="T1">- Kvantifiseringsidealet knyttet til ny overvåkningsteknologi legger grunnlag for læringsanalyse. </text:span></text:p>
      <text:p text:style-name="P1">- <text:span text:style-name="T3">Livslang læring og objektiviseringen av det digitale.</text:span></text:p>
      <text:p text:style-name="P1"/>
      <text:p text:style-name="P2">2. Hvordan skrives den digitaliserende skolen inn i historien om Norge?</text:p>
      <text:p text:style-name="P2">- Singulariseringen av kvalitetskrav og den norske styringsmodellen.</text:p>
      <text:p text:style-name="P2">- Utdanning som et sensitivt politisk område assosiert med ’åpen’ koordinering.</text:p>
      <text:p text:style-name="P2"/>
      <text:p text:style-name="P2">3. Hvordan <text:span text:style-name="T3">formes digital læringsidentitet i friksjonen mellom lokal og nasjonal skala?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ibliography_20_1" style:display-name="Bibliography 1" style:family="paragraph" style:parent-style-name="Index" style:class="index">
      <style:paragraph-properties fo:margin-left="0.5in" fo:margin-right="0in" fo:margin-top="0in" fo:margin-bottom="0in" loext:contextual-spacing="false" style:line-height-at-least="0.1665in" fo:text-indent="-0.5in" style:auto-text-indent="false">
        <style:tab-stops/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3T11:23:51.460287068</meta:creation-date>
    <dc:date>2019-01-24T18:23:25.991293492</dc:date>
    <meta:editing-duration>P1DT5H38M2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77" meta:character-count="594" meta:non-whitespace-character-count="524"/>
    <meta:user-defined meta:name="ZOTERO_PREF_1">&lt;data data-version="3" zotero-version="5.0.53"&gt;&lt;session id="RUw7hMkR"/&gt;&lt;style id="http://www.zotero.org/styles/chicago-author-date" locale="nb-NO" hasBibliography="1" bibliographyStyleHasBeenSet="1"/&gt;&lt;prefs&gt;&lt;pref name="fieldType" value="ReferenceMark"/&gt;&lt;p</meta:user-defined>
    <meta:user-defined meta:name="ZOTERO_PREF_2">ref name="automaticJournalAbbreviations" value="true"/&gt;&lt;/prefs&gt;&lt;/data&gt;</meta:user-defined>
  </office:meta>
</office:document-meta>
</file>